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193a74" officeooo:paragraph-rsid="00193a74"/>
    </style:style>
    <style:style style:name="P2" style:family="paragraph" style:parent-style-name="Standard">
      <style:text-properties officeooo:rsid="00193a74" officeooo:paragraph-rsid="00193a74"/>
    </style:style>
    <style:style style:name="P3" style:family="paragraph" style:parent-style-name="Standard">
      <style:text-properties officeooo:rsid="001bd26f" officeooo:paragraph-rsid="001bd26f"/>
    </style:style>
    <style:style style:name="P4" style:family="paragraph" style:parent-style-name="Standard">
      <style:text-properties fo:font-weight="bold" officeooo:rsid="00193a74" officeooo:paragraph-rsid="00193a74" style:font-weight-asian="bold" style:font-weight-complex="bold"/>
    </style:style>
    <style:style style:name="P5" style:family="paragraph" style:parent-style-name="Standard">
      <style:text-properties fo:font-weight="bold" officeooo:rsid="001bd26f" officeooo:paragraph-rsid="001bd26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BKR_API-12-16-2025</text:p>
      <text:p text:style-name="P1"/>
      <text:p text:style-name="P1"/>
      <text:p text:style-name="P4">Start System</text:p>
      <text:p text:style-name="P1">cd /Users/michaelkos/Documents/Finance/IB_Local_Gateway/Code/local-ibkr-api</text:p>
      <text:p text:style-name="P1">docker compose up -d</text:p>
      <text:p text:style-name="P1"/>
      <text:p text:style-name="P1"/>
      <text:p text:style-name="P5">Test</text:p>
      <text:p text:style-name="P3">./test_api.sh</text:p>
      <text:p text:style-name="P3">```</text:p>
      <text:p text:style-name="P3"/>
      <text:p text:style-name="P3">**<text:span text:style-name="T1">View Docs</text:span>:**</text:p>
      <text:p text:style-name="P3">```</text:p>
      <text:p text:style-name="P3"><text:a xlink:type="simple" xlink:href="http://localhost:8000/docs" text:style-name="Internet_20_link" text:visited-style-name="Visited_20_Internet_20_Link">http://localhost:8000/docs</text:a></text:p>
      <text:p text:style-name="P3"/>
      <text:p text:style-name="P3"/>
      <text:p text:style-name="P3"/>
      <text:p text:style-name="P5">Stop System</text:p>
      <text:p text:style-name="P3">docker compose down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6T15:32:17.255733075</meta:creation-date>
    <dc:date>2025-12-16T15:35:41.407420058</dc:date>
    <meta:editing-duration>PT2M27S</meta:editing-duration>
    <meta:editing-cycles>2</meta:editing-cycles>
    <meta:generator>LibreOffice/7.6.7.2$MacOSX_AARCH64 LibreOffice_project/dd47e4b30cb7dab30588d6c79c651f218165e3c5</meta:generator>
    <meta:document-statistic meta:table-count="0" meta:image-count="0" meta:object-count="0" meta:page-count="1" meta:paragraph-count="12" meta:word-count="21" meta:character-count="219" meta:non-whitespace-character-count="210"/>
  </office:meta>
</office:document-meta>
</file>